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11b63c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8pt" fo:font-weight="bold" officeooo:rsid="0011b63c" officeooo:paragraph-rsid="0011b63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1aca6" loext:opacity="100%" style:font-name="Liberation Serif" fo:font-size="13pt" fo:font-weight="bold" officeooo:rsid="0017e98c" officeooo:paragraph-rsid="0017e98c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1aca6" loext:opacity="100%" style:font-name="Liberation Serif" fo:font-size="13pt" fo:font-weight="bold" officeooo:rsid="00182270" officeooo:paragraph-rsid="0018227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1aca6" loext:opacity="100%" style:font-name="Liberation Serif" fo:font-size="13pt" fo:font-weight="bold" officeooo:rsid="0018e3ee" officeooo:paragraph-rsid="0018e3e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1aca6" loext:opacity="100%" style:font-name="Liberation Serif" fo:font-size="13pt" fo:font-weight="bold" officeooo:rsid="001a6128" officeooo:paragraph-rsid="001a6128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Liberation Serif" fo:font-size="13pt" officeooo:paragraph-rsid="0011b63c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3pt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3pt" officeooo:paragraph-rsid="001455dd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3pt" officeooo:paragraph-rsid="0017e98c" style:font-size-asian="13pt" style:font-size-complex="13pt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Liberation Serif" fo:font-size="13pt" officeooo:paragraph-rsid="00126796" style:font-size-asian="13pt" style:font-size-complex="13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3.5pt"/>
    </style:style>
    <style:style style:name="T3" style:family="text">
      <style:text-properties fo:font-size="13.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81aca6" loext:opacity="100%" fo:font-weight="bold" officeooo:rsid="001455dd" style:font-weight-asian="bold" style:font-weight-complex="bold"/>
    </style:style>
    <style:style style:name="T6" style:family="text">
      <style:text-properties fo:color="#81aca6" loext:opacity="100%" fo:font-weight="bold" officeooo:rsid="0017e98c" style:font-weight-asian="bold" style:font-weight-complex="bold"/>
    </style:style>
    <style:style style:name="T7" style:family="text">
      <style:text-properties fo:color="#81aca6" loext:opacity="100%" fo:font-weight="bold" officeooo:rsid="00126796" style:font-weight-asian="bold" style:font-weight-complex="bold"/>
    </style:style>
    <style:style style:name="T8" style:family="text">
      <style:text-properties officeooo:rsid="0018e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JERCICIO 2</text:span></text:p>
      <text:p text:style-name="P1"><text:span text:style-name="T2"/></text:p>
      <text:p text:style-name="P1"><text:span text:style-name="T2"/></text:p>
      <text:p text:style-name="P7"><text:bookmark text:name="page36R_mcid8"/>Tienes que almacenar una colección de matrículas de vehículos que<text:line-break/>están en “busca y captura” por la policía. La idea es que se pueda buscar<text:line-break/>rápidamente si una matrícula está contenida o no en la colección</text:p>
      <text:p text:style-name="P7"/>
      <text:p text:style-name="P11"><text:span text:style-name="T7">CONJUNTO</text:span></text:p>
      <text:p text:style-name="P11"><text:span text:style-name="T7"/></text:p>
      <text:p text:style-name="P7"><text:bookmark text:name="page36R_mcid11"/>Tienes que almacenar una colección de canciones de Spotify para que<text:line-break/>sean reproducidas en orden </text:p>
      <text:p text:style-name="P8"/>
      <text:p text:style-name="P9"><text:span text:style-name="T5">LISTA</text:span></text:p>
      <text:p text:style-name="P8"/>
      <text:p text:style-name="P8"><text:bookmark text:name="page36R_mcid14"/>Tienes que almacenar una colección de nombres de usuario y respectivas<text:line-break/>contraseñas, de forma que puedas acceder rápidamente a la contraseña<text:line-break/>almacenada dado un nombre de usuario concreto </text:p>
      <text:p text:style-name="P8"/>
      <text:p text:style-name="P10"><text:span text:style-name="T6">DICCIONARIO</text:span></text:p>
      <text:p text:style-name="P8"/>
      <text:p text:style-name="P8"><text:bookmark text:name="page36R_mcid17"/>Tienes que almacenar las peticiones de páginas web que recibe tu<text:line-break/>servidor web para que no se pierda ninguna solicitud y poder atenderlas<text:line-break/>en estricto orden de llegada </text:p>
      <text:p text:style-name="P8"/>
      <text:p text:style-name="P3">COLA</text:p>
      <text:p text:style-name="P8"/>
      <text:p text:style-name="P8"/>
      <text:p text:style-name="P8"><text:bookmark text:name="page36R_mcid20"/>Tienes que almacenar las pulsaciones de teclado que realiza un usuario<text:line-break/>en tu aplicación para poder volcarlas a un cuadro de texto en la pantalla </text:p>
      <text:p text:style-name="P8"/>
      <text:p text:style-name="P4">PILA</text:p>
      <text:p text:style-name="P8"/>
      <text:p text:style-name="P8"><text:bookmark text:name="page36R_mcid23"/>Tienes que almacenar el uso de los carritos de un supermercado<text:line-break/>sabiendo que éstos se encajan unos en otros y que solo se puede sacar<text:line-break/>el último que se introdujo en la colecció<text:span text:style-name="T8">n</text:span></text:p>
      <text:p text:style-name="P8"/>
      <text:p text:style-name="P5">PILA</text:p>
      <text:p text:style-name="P8"/>
      <text:p text:style-name="P8"/>
      <text:p text:style-name="P8"><text:bookmark text:name="page36R_mcid26"/>Tienes que almacenar los eventos culturales de una ciudad en orden<text:line-break/>cronológico </text:p>
      <text:p text:style-name="P8"/>
      <text:p text:style-name="P6">LIS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2T08:34:50.251000000</dc:date>
    <meta:editing-duration>PT7M50S</meta:editing-duration>
    <meta:editing-cycles>9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5" meta:word-count="186" meta:character-count="1102" meta:non-whitespace-character-count="926"/>
  </office:meta>
</office:document-meta>
</file>